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6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6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6"/>
      <text:p text:style-name="P53"><text:tab/>xor a</text:p>
      <text:p text:style-name="P53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3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8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3"><text:tab/>ld a,2</text:p>
      <text:p text:style-name="P69"><text:tab/>call finishmusic</text:p>
      <text:p text:style-name="P3"/>
      <text:p text:style-name="P53"><text:tab/>ld a,1</text:p>
      <text:p text:style-name="P53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3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3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3"><text:tab/>push ix</text:p>
      <text:p text:style-name="P16"><text:tab/>ld hl,resetrous</text:p>
      <text:p text:style-name="P16"><text:tab/>call z,jumptoroutine</text:p>
      <text:p text:style-name="P53"><text:tab/>pop ix</text:p>
      <text:p text:style-name="P34">notprintyet</text:p>
      <text:p text:style-name="P63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3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3"><text:tab/>push ix</text:p>
      <text:p text:style-name="P16"><text:tab/>ld hl,movingrous</text:p>
      <text:p text:style-name="P16"><text:tab/>call z,jumptoroutine</text:p>
      <text:p text:style-name="P53"><text:tab/>pop ix</text:p>
      <text:p text:style-name="P34">notinthisroom</text:p>
      <text:p text:style-name="P63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4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4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6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3"><text:tab/>pop ix</text:p>
      <text:p text:style-name="P53"><text:tab/>push ix</text:p>
      <text:p text:style-name="P53"><text:tab/>bit 5,(ix+colour)</text:p>
      <text:p text:style-name="P53"><text:tab/>call nz,plotattris2</text:p>
      <text:p text:style-name="P53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3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3"><text:tab/>push ix</text:p>
      <text:p text:style-name="P53"><text:tab/>ld a,5</text:p>
      <text:p text:style-name="P53"><text:tab/>call starttune</text:p>
      <text:p text:style-name="P16"><text:tab/>ld hl,youfoundcoinmess</text:p>
      <text:p text:style-name="P16"><text:tab/>call windowrou</text:p>
      <text:p text:style-name="P53"><text:tab/>pop ix</text:p>
      <text:p text:style-name="P34">notovercoin</text:p>
      <text:p text:style-name="P63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4"><text:tab/>push bc</text:p>
      <text:p text:style-name="P53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3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3"><text:tab/>ld de,3</text:p>
      <text:p text:style-name="P53"><text:tab/>add ix,de</text:p>
      <text:p text:style-name="P53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3"><text:tab/>ld b,a</text:p>
      <text:p text:style-name="P33">updateflamelp</text:p>
      <text:p text:style-name="P54"><text:tab/>push bc</text:p>
      <text:p text:style-name="P16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6"><text:tab/>ld e,(ix+0)</text:p>
      <text:p text:style-name="P16"><text:tab/>ld l,(ix+1)</text:p>
      <text:p text:style-name="P16"><text:tab/>ld a,115</text:p>
      <text:p text:style-name="P54">simprintflame</text:p>
      <text:p text:style-name="P54"><text:tab/>push ix</text:p>
      <text:p text:style-name="P40"><text:tab/>call store_sprite_vars</text:p>
      <text:p text:style-name="P16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3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3"><text:tab/>call openwindow<text:tab/></text:p>
      <text:p text:style-name="P53"><text:tab/>call flipifnecessary</text:p>
      <text:p text:style-name="P16"><text:tab/>call prtmessage1</text:p>
      <text:p text:style-name="P53"><text:tab/>call flipifnecessary</text:p>
      <text:p text:style-name="P53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3"><text:tab/>ld a,6</text:p>
      <text:p text:style-name="P53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7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3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16"><text:tab/>ld hl,proxpicture</text:p>
      <text:p text:style-name="P16"><text:tab/>call checkproximity1</text:p>
      <text:p text:style-name="P71">tryputtingdown1</text:p>
      <text:p text:style-name="P71"><text:tab/>ld a,1</text:p>
      <text:p text:style-name="P70"><text:tab/>ld (tryputdownvar),a</text:p>
      <text:p text:style-name="P71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70"><text:tab/>ld a,(toomuchtohold)</text:p>
      <text:p text:style-name="P70"><text:tab/>ld hl,carryingtoomuchmess</text:p>
      <text:p text:style-name="P70"><text:tab/>and a</text:p>
      <text:p text:style-name="P70"><text:tab/>jr nz,gottoomuchpointer</text:p>
      <text:p text:style-name="P70"><text:tab/>ld hl,selectitemmess</text:p>
      <text:p text:style-name="P70">gottoomuchpointer</text:p>
      <text:p text:style-name="P70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1"><text:tab/>push ix</text:p>
      <text:p text:style-name="P16"><text:tab/>call resetuproom</text:p>
      <text:p text:style-name="P53"><text:tab/>pop ix</text:p>
      <text:p text:style-name="P16"><text:tab/>xor a</text:p>
      <text:p text:style-name="P70"><text:tab/>ld (tryputdownvar),a</text:p>
      <text:p text:style-name="P16"><text:tab/>ld (dontupdatedizzy),a</text:p>
      <text:p text:style-name="P70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71">checkproximity1</text:p>
      <text:p text:style-name="P71"><text:tab/>ld a,(roomno)</text:p>
      <text:p text:style-name="P70"><text:tab/>cp (hl)</text:p>
      <text:p text:style-name="P70"><text:tab/>ret nz</text:p>
      <text:p text:style-name="P70"><text:tab/>inc hl</text:p>
      <text:p text:style-name="P70"><text:tab/>ld e,(hl)</text:p>
      <text:p text:style-name="P70"><text:tab/>inc hl</text:p>
      <text:p text:style-name="P70"><text:tab/>ld d,(hl)</text:p>
      <text:p text:style-name="P70"><text:tab/>inc hl</text:p>
      <text:p text:style-name="P70"><text:tab/>ld a,(hl)</text:p>
      <text:p text:style-name="P70"><text:tab/>inc hl</text:p>
      <text:p text:style-name="P70"><text:tab/>ld b,(hl)</text:p>
      <text:p text:style-name="P70"><text:tab/>inc hl</text:p>
      <text:p text:style-name="P70"><text:tab/>push hl</text:p>
      <text:p text:style-name="P70"><text:tab/>ld l,a</text:p>
      <text:p text:style-name="P70"><text:tab/>ld h,b</text:p>
      <text:p text:style-name="P70"><text:tab/>ex de,hl</text:p>
      <text:p text:style-name="P70"><text:tab/>call proximitycollide</text:p>
      <text:p text:style-name="P70"><text:tab/>pop hl</text:p>
      <text:p text:style-name="P70"><text:tab/>ret nc</text:p>
      <text:p text:style-name="P70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3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3">poscheat<text:tab/>defb 0</text:p>
      <text:p text:style-name="P16">oldclock<text:tab/>defb 0</text:p>
      <text:p text:style-name="P16"><text:soft-page-break/>clock<text:tab/>defb 0</text:p>
      <text:p text:style-name="P53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3">colourtable<text:tab/>defb 2,3,4,5,6,5,4,3</text:p>
      <text:p text:style-name="P3">lastkeybyte<text:tab/>defb 0</text:p>
      <text:p text:style-name="P16">tryputdownvar<text:tab/>defb 0</text:p>
      <text:p text:style-name="P53">flipscreen<text:tab/>defb 0</text:p>
      <text:p text:style-name="P53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3T00:24:06.739324436</dc:date>
    <meta:editing-duration>P1DT23H33M29S</meta:editing-duration>
    <meta:editing-cycles>166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